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style:font-size-asian="9pt" style:font-size-complex="9pt"/>
    </style:style>
    <style:style style:name="P2" style:family="paragraph" style:parent-style-name="Standard">
      <style:text-properties style:font-name="Times New Roman" fo:font-size="9pt" officeooo:paragraph-rsid="00222a4b" style:font-size-asian="9pt" style:font-size-complex="9pt"/>
    </style:style>
    <style:style style:name="P3" style:family="paragraph" style:parent-style-name="Standard">
      <style:text-properties style:font-name="Times New Roman" fo:font-size="9pt" officeooo:paragraph-rsid="0015484f" style:font-size-asian="9pt" style:font-size-complex="9pt"/>
    </style:style>
    <style:style style:name="P4" style:family="paragraph" style:parent-style-name="Standard">
      <style:text-properties style:font-name="Times New Roman" fo:font-size="9pt" officeooo:rsid="001b867d" officeooo:paragraph-rsid="001b867d" style:font-size-asian="9pt" style:font-size-complex="9pt"/>
    </style:style>
    <style:style style:name="P5" style:family="paragraph" style:parent-style-name="Standard">
      <style:text-properties style:font-name="Times New Roman" fo:font-size="9pt" fo:language="en" fo:country="US" officeooo:rsid="002d22a5" officeooo:paragraph-rsid="002d22a5" style:font-size-asian="9pt" style:font-size-complex="9pt"/>
    </style:style>
    <style:style style:name="P6" style:family="paragraph" style:parent-style-name="Standard">
      <style:text-properties style:font-name="Times New Roman" fo:font-size="9pt" fo:language="en" fo:country="US" officeooo:rsid="0023c743" officeooo:paragraph-rsid="0023c743" style:font-size-asian="9pt" style:font-size-complex="9pt"/>
    </style:style>
    <style:style style:name="P7" style:family="paragraph" style:parent-style-name="Standard">
      <style:text-properties style:font-name="Times New Roman" fo:font-size="9pt" fo:language="en" fo:country="US" officeooo:rsid="002dbf31" officeooo:paragraph-rsid="002dbf31" style:font-size-asian="9pt" style:font-size-complex="9pt"/>
    </style:style>
    <style:style style:name="P8" style:family="paragraph" style:parent-style-name="Standard">
      <style:text-properties style:font-name="Times New Roman" fo:font-size="9pt" fo:language="en" fo:country="US" officeooo:rsid="00270e16" officeooo:paragraph-rsid="00270e16" style:font-size-asian="9pt" style:font-size-complex="9pt"/>
    </style:style>
    <style:style style:name="P9" style:family="paragraph" style:parent-style-name="Standard">
      <style:text-properties style:font-name="Times New Roman" fo:font-size="9pt" fo:language="en" fo:country="US" officeooo:rsid="0028d2dd" officeooo:paragraph-rsid="0028d2dd" style:font-size-asian="9pt" style:font-size-complex="9pt"/>
    </style:style>
    <style:style style:name="P10" style:family="paragraph" style:parent-style-name="Standard">
      <style:text-properties style:font-name="Times New Roman" fo:font-size="9pt" fo:language="en" fo:country="US" officeooo:rsid="0029a279" officeooo:paragraph-rsid="0029a279" style:font-size-asian="9pt" style:font-size-complex="9pt"/>
    </style:style>
    <style:style style:name="P11" style:family="paragraph" style:parent-style-name="Standard">
      <style:text-properties style:font-name="Times New Roman" fo:font-size="9pt" fo:language="en" fo:country="US" officeooo:rsid="002b15d8" officeooo:paragraph-rsid="002b15d8" style:font-size-asian="9pt" style:font-size-complex="9pt"/>
    </style:style>
    <style:style style:name="P12" style:family="paragraph" style:parent-style-name="Standard">
      <style:text-properties style:font-name="Times New Roman" fo:font-size="9pt" fo:language="en" fo:country="US" officeooo:rsid="002b9936" officeooo:paragraph-rsid="002b9936" style:font-size-asian="9pt" style:font-size-complex="9pt"/>
    </style:style>
    <style:style style:name="P13" style:family="paragraph" style:parent-style-name="Standard">
      <style:text-properties style:font-name="Times New Roman" fo:font-size="9pt" fo:language="en" fo:country="US" officeooo:rsid="002c3a04" officeooo:paragraph-rsid="002c3a04" style:font-size-asian="9pt" style:font-size-complex="9pt"/>
    </style:style>
    <style:style style:name="P14" style:family="paragraph" style:parent-style-name="Standard">
      <style:text-properties style:font-name="Times New Roman" fo:font-size="9pt" fo:language="ru" fo:country="RU" officeooo:rsid="002dbf31" officeooo:paragraph-rsid="002dbf31" style:font-size-asian="9pt" style:font-size-complex="9pt"/>
    </style:style>
    <style:style style:name="P15" style:family="paragraph" style:parent-style-name="Standard">
      <style:text-properties style:font-name="Times New Roman" officeooo:paragraph-rsid="00270e16"/>
    </style:style>
    <style:style style:name="P16" style:family="paragraph" style:parent-style-name="Standard">
      <style:text-properties style:font-name="Times New Roman" fo:font-size="9pt" fo:language="ru" fo:country="RU" officeooo:rsid="002d3e1c" officeooo:paragraph-rsid="00348925" style:font-size-asian="9pt" style:font-size-complex="9pt"/>
    </style:style>
    <style:style style:name="P17" style:family="paragraph" style:parent-style-name="Standard">
      <style:text-properties style:font-name="Times New Roman" fo:font-size="9pt" style:font-size-asian="9pt" style:font-size-complex="9pt"/>
    </style:style>
    <style:style style:name="P18" style:family="paragraph" style:parent-style-name="Standard">
      <style:text-properties style:font-name="Times New Roman" fo:font-size="9pt" officeooo:paragraph-rsid="001a36ea" style:font-size-asian="9pt" style:font-size-complex="9pt"/>
    </style:style>
    <style:style style:name="P19" style:family="paragraph" style:parent-style-name="Standard">
      <style:text-properties style:font-name="Times New Roman" fo:font-size="9pt" officeooo:paragraph-rsid="0035f56a" style:font-size-asian="9pt" style:font-size-complex="9pt"/>
    </style:style>
    <style:style style:name="P20" style:family="paragraph" style:parent-style-name="Standard">
      <style:text-properties style:font-name="Times New Roman" fo:font-size="9pt" officeooo:rsid="0016baa6" officeooo:paragraph-rsid="0016baa6" style:font-size-asian="9pt" style:font-size-complex="9pt"/>
    </style:style>
    <style:style style:name="P21" style:family="paragraph" style:parent-style-name="Standard">
      <style:text-properties style:font-name="Times New Roman" fo:font-size="9pt" officeooo:paragraph-rsid="0032b68c" style:font-size-asian="9pt" style:font-size-complex="9pt"/>
    </style:style>
    <style:style style:name="P22" style:family="paragraph" style:parent-style-name="Standard">
      <style:text-properties style:font-name="Times New Roman" fo:font-size="9pt" fo:language="en" fo:country="US" officeooo:rsid="002d3e1c" officeooo:paragraph-rsid="002d3e1c" style:font-size-asian="9pt" style:font-size-complex="9pt"/>
    </style:style>
    <style:style style:name="P23" style:family="paragraph" style:parent-style-name="Standard">
      <style:text-properties style:font-name="Times New Roman" fo:font-size="9pt" fo:language="en" fo:country="US" officeooo:rsid="00375387" officeooo:paragraph-rsid="00375387" style:font-size-asian="9pt" style:font-size-complex="9pt"/>
    </style:style>
    <style:style style:name="P24" style:family="paragraph" style:parent-style-name="Standard">
      <style:text-properties style:font-name="Times New Roman" fo:font-size="9pt" fo:language="en" fo:country="US" officeooo:rsid="0037bbba" officeooo:paragraph-rsid="0037bbba" style:font-size-asian="9pt" style:font-size-complex="9pt"/>
    </style:style>
    <style:style style:name="P25" style:family="paragraph" style:parent-style-name="Standard">
      <style:text-properties style:font-name="Times New Roman" fo:font-size="9pt" fo:language="en" fo:country="US" officeooo:rsid="0029a279" officeooo:paragraph-rsid="0037bd24" style:font-size-asian="9pt" style:font-size-complex="9pt"/>
    </style:style>
    <style:style style:name="P26" style:family="paragraph" style:parent-style-name="Standard">
      <style:text-properties style:font-name="Times New Roman" fo:font-size="9pt" fo:language="en" fo:country="US" officeooo:rsid="0037e21b" officeooo:paragraph-rsid="0037e21b" style:font-size-asian="9pt" style:font-size-complex="9pt"/>
    </style:style>
    <style:style style:name="P27" style:family="paragraph" style:parent-style-name="Standard">
      <style:text-properties officeooo:paragraph-rsid="0037538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37bd24"/>
    </style:style>
    <style:style style:name="T7" style:family="text">
      <style:text-properties fo:font-size="9pt" fo:language="en" fo:country="US" officeooo:rsid="00270e16" style:font-size-asian="9pt" style:font-size-complex="9pt"/>
    </style:style>
    <style:style style:name="T8" style:family="text">
      <style:text-properties fo:font-size="9pt" fo:language="ru" fo:country="RU" officeooo:rsid="00270e16" style:font-size-asian="9pt" style:font-size-complex="9pt"/>
    </style:style>
    <style:style style:name="T9" style:family="text">
      <style:text-properties style:font-name="Times New Roman" fo:font-size="9pt" style:font-size-asian="9pt" style:font-size-complex="9pt"/>
    </style:style>
    <style:style style:name="T10" style:family="text"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Times New Roman" fo:font-size="9pt" fo:language="en" fo:country="US" officeooo:rsid="00375387" style:font-size-asian="9pt" style:font-size-complex="9pt"/>
    </style:style>
    <style:style style:name="T12" style:family="text">
      <style:text-properties style:font-name="Times New Roman" fo:font-size="9pt" fo:language="en" fo:country="US" officeooo:rsid="0037e21b" style:font-size-asian="9pt" style:font-size-complex="9pt"/>
    </style:style>
    <style:style style:name="T13" style:family="text">
      <style:text-properties style:font-name="Times New Roman" fo:font-size="9pt" fo:language="ru" fo:country="RU" officeooo:rsid="0037e21b" style:font-size-asian="9pt" style:font-size-complex="9pt"/>
    </style:style>
    <style:style style:name="T14" style:family="text">
      <style:text-properties fo:language="en" fo:country="US"/>
    </style:style>
    <style:style style:name="T15" style:family="text">
      <style:text-properties officeooo:rsid="0031c870"/>
    </style:style>
    <style:style style:name="T16" style:family="text">
      <style:text-properties officeooo:rsid="001a36ea"/>
    </style:style>
    <style:style style:name="T17" style:family="text">
      <style:text-properties officeooo:rsid="0037e21b"/>
    </style:style>
    <style:style style:name="T18" style:family="text">
      <style:text-properties officeooo:rsid="0039195a"/>
    </style:style>
    <style:style style:name="T19" style:family="text">
      <style:text-properties officeooo:rsid="003acb76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Раздел1">
        <text:p text:style-name="P1">arise<text:tab/>arose<text:tab/>arisen<text:tab/>возникать, появляться</text:p>
        <text:p text:style-name="P2">be<text:tab/>was, </text:p>
        <text:p text:style-name="P2"><text:tab/>were<text:tab/>been<text:tab/>быть</text:p>
        <text:p text:style-name="P3">bear<text:tab/>bore<text:tab/>born</text:p>
        <text:p text:style-name="P3"><text:tab/><text:tab/>borne<text:tab/>родить</text:p>
        <text:p text:style-name="P3">beat<text:tab/>beat<text:tab/>beaten</text:p>
        <text:p text:style-name="P3"><text:tab/><text:tab/>beat<text:tab/>бить</text:p>
        <text:p text:style-name="P1">become<text:tab/>became<text:tab/>become<text:tab/>становиться, делаться</text:p>
        <text:p text:style-name="P1"><text:span text:style-name="T14">begin</text:span><text:tab/>began<text:tab/>begun<text:tab/>начинать</text:p>
        <text:p text:style-name="P1">blow<text:tab/>blew<text:tab/>blown<text:tab/>дуть</text:p>
        <text:p text:style-name="P1">break<text:tab/>broke<text:tab/>broken<text:tab/>ломать</text:p>
        <text:p text:style-name="P1">bring<text:tab/>brought<text:tab/>brought<text:tab/>приносить</text:p>
        <text:p text:style-name="P1">build<text:tab/>built<text:tab/>built<text:tab/>строить</text:p>
        <text:p text:style-name="P3">burn<text:tab/><text:span text:style-name="T1">burned</text:span><text:tab/><text:span text:style-name="T1">burned</text:span> </text:p>
        <text:p text:style-name="P3"><text:tab/><text:span text:style-name="T1">burnt</text:span><text:span text:style-name="T4"><text:tab/></text:span><text:span text:style-name="T1">burnt</text:span><text:tab/>гореть, жечь</text:p>
        <text:p text:style-name="P1">buy<text:tab/>bought<text:tab/>bought<text:tab/>покупать</text:p>
        <text:p text:style-name="P22"><text:span text:style-name="T1">bite</text:span><text:tab/><text:span text:style-name="T1">bit</text:span><text:tab/>bitten<text:tab/><text:span text:style-name="T5">кусать</text:span></text:p>
        <text:p text:style-name="P27"><text:span text:style-name="T11">burst<text:tab/>burst<text:tab/>burst<text:tab/></text:span><text:span text:style-name="T13">лопаться, взрываться;прорваться</text:span></text:p>
        <text:p text:style-name="P16">may<text:tab/>might<text:tab/>might<text:tab/>мочь, иметь возможность</text:p>
        <text:p text:style-name="P1">can<text:tab/>could<text:tab/>could<text:tab/>мочь, уметь</text:p>
        <text:p text:style-name="P1">catch<text:tab/>caught<text:tab/>caught<text:tab/>ловить, хватать, успеть</text:p>
        <text:p text:style-name="P1">choose<text:tab/>chose<text:tab/>chosen<text:tab/>выбирать</text:p>
        <text:p text:style-name="P1">come<text:tab/>came<text:tab/>come<text:tab/>приходить</text:p>
        <text:p text:style-name="P1">cost<text:tab/>cost<text:tab/>cost<text:tab/>стоить, обходиться (в какую-либо сумму)</text:p>
        <text:p text:style-name="P1">cut<text:tab/>cut<text:tab/>cut<text:tab/>резать, разрезать</text:p>
        <text:p text:style-name="P26">shrink<text:tab/>shrank<text:tab/>shrunk<text:tab/><text:span text:style-name="T5">уменьшить</text:span></text:p>
        <text:p text:style-name="P6">creep<text:tab/>crept<text:tab/>crept<text:tab/><text:span text:style-name="T5">ползать</text:span></text:p>
        <text:p text:style-name="P1">deal<text:tab/>dealt<text:tab/>dealt<text:tab/>иметь дело</text:p>
        <text:p text:style-name="P19">do<text:tab/>did<text:tab/>done<text:tab/>делать, выполнять</text:p>
        <text:p text:style-name="P1">dig<text:tab/>dug<text:tab/>dug<text:tab/>копать</text:p>
        <text:p text:style-name="P18"><text:span text:style-name="T16">bury<text:tab/>buried<text:tab/>buried<text:tab/>закапывать</text:span></text:p>
        <text:p text:style-name="P1">draw<text:tab/>drew<text:tab/>drawn<text:tab/>рисовать, чертить</text:p>
        <text:p text:style-name="P3">dream<text:tab/>dreamed<text:tab/>dreamed </text:p>
        <text:p text:style-name="P3"><text:tab/><text:span text:style-name="T1">dreamt</text:span><text:span text:style-name="T4"><text:tab/></text:span><text:span text:style-name="T1">dreamt</text:span><text:tab/>грезить, мечтать</text:p>
        <text:p text:style-name="P1">drink<text:tab/>drank<text:tab/>drunk<text:tab/>пить</text:p>
        <text:p text:style-name="P1">drive<text:tab/>drove<text:tab/>driven<text:tab/>управлять (авто)</text:p>
        <text:p text:style-name="P1">eat<text:tab/>ate<text:tab/>eaten<text:tab/>есть, кушать</text:p>
        <text:p text:style-name="P1">fall<text:tab/>fell<text:tab/>fallen<text:tab/>падать</text:p>
        <text:p text:style-name="P1">feed<text:tab/>fed<text:tab/>fed<text:tab/>кормить</text:p>
        <text:p text:style-name="P1">feel<text:tab/>felt<text:tab/>felt<text:tab/>чувствовать</text:p>
        <text:p text:style-name="P1">fight<text:tab/>fought<text:tab/>fought<text:tab/>драться, сражаться, бороться</text:p>
        <text:p text:style-name="P1">find<text:tab/>found<text:tab/>found<text:tab/>находить</text:p>
        <text:p text:style-name="P23">seek<text:tab/>sought<text:tab/>sought<text:tab/><text:span text:style-name="T5">искать</text:span></text:p>
        <text:p text:style-name="P1">fly<text:tab/>flew<text:tab/>flown<text:tab/>летать</text:p>
        <text:p text:style-name="P1">forget<text:tab/>forgot<text:tab/>forgotten<text:tab/>забывать</text:p>
        <text:p text:style-name="P1">forgive<text:tab/>forgave<text:tab/>forgiven<text:tab/>прощать</text:p>
        <text:p text:style-name="P1">freeze<text:tab/>froze<text:tab/>frozen<text:tab/>замерзать</text:p>
        <text:p text:style-name="P3">get<text:tab/>got<text:tab/>gotten</text:p>
        <text:p text:style-name="P3"><text:tab/><text:tab/><text:span text:style-name="T1">got</text:span><text:tab/>получать, достигать</text:p>
        <text:p text:style-name="P1">give<text:tab/>gave<text:tab/>given<text:tab/>давать</text:p>
        <text:p text:style-name="P1">go<text:tab/>went<text:tab/>gone<text:tab/>идти, ехать</text:p>
        <text:p text:style-name="P1">grow<text:tab/>grew<text:tab/>grown<text:tab/>расти</text:p>
        <text:p text:style-name="P3">hang<text:tab/><text:span text:style-name="T1">h</text:span><text:span text:style-name="T2">u</text:span><text:span text:style-name="T1">ng</text:span><text:tab/><text:span text:style-name="T1">h</text:span><text:span text:style-name="T2">u</text:span><text:span text:style-name="T1">ng</text:span></text:p>
        <text:p text:style-name="P3"><text:tab/><text:span text:style-name="T3">hanged</text:span><text:tab/><text:span text:style-name="T1">hanged</text:span><text:tab/>вешать, развешивать</text:p>
        <text:p text:style-name="P1">have, has<text:tab/>had<text:tab/>had<text:tab/>иметь</text:p>
        <text:p text:style-name="P1">hear<text:tab/>heard<text:tab/>heard<text:tab/>слышать</text:p>
        <text:p text:style-name="P1">hide<text:tab/>hid<text:tab/>hidden<text:tab/>прятаться, скрываться</text:p>
        <text:p text:style-name="P1">hit<text:tab/>hit<text:tab/>hit<text:tab/>ударять, поражать</text:p>
        <text:p text:style-name="P21">strike<text:tab/>struck<text:tab/>struck<text:tab/>ударить, бить, бастовать</text:p>
        <text:p text:style-name="P26">hurt<text:tab/>hurt<text:tab/>hurt<text:tab/><text:span text:style-name="T5">ушибить</text:span></text:p>
        <text:p text:style-name="P1">hold<text:tab/>held<text:tab/>held<text:tab/>держать, удерживать, фиксировать</text:p>
        <text:p text:style-name="P5">hurry<text:tab/>hurried<text:tab/>hurried<text:tab/><text:span text:style-name="T5">торопиться</text:span></text:p>
        <text:p text:style-name="P1">keep<text:tab/>kept<text:tab/>kept<text:tab/>держать, хранить</text:p>
        <text:p text:style-name="P1">know<text:tab/>knew<text:tab/>known<text:tab/>знать, иметь представление (о чем-либо)</text:p>
        <text:p text:style-name="P1">lay<text:tab/>laid<text:tab/>laid<text:tab/>класть, положить</text:p>
        <text:p text:style-name="P1">lead<text:tab/>led<text:tab/>led<text:tab/>вести, руководить, управлять</text:p>
        <text:p text:style-name="P3">learn<text:tab/><text:span text:style-name="T1">learnt</text:span><text:tab/><text:span text:style-name="T1">learnt</text:span></text:p>
        <text:p text:style-name="P3"><text:tab/><text:span text:style-name="T1">learned</text:span><text:tab/><text:span text:style-name="T1">learned</text:span><text:tab/>учить</text:p>
        <text:p text:style-name="P1">leave<text:tab/>left<text:tab/>left<text:tab/>покидать, оставлять</text:p>
        <text:p text:style-name="P1">let<text:tab/>let<text:tab/>let<text:tab/>позволять, предполагать</text:p>
        <text:p text:style-name="P1">lie<text:tab/>lay<text:tab/>lain<text:tab/>лежать</text:p>
        <text:p text:style-name="P7">lean<text:tab/>leant<text:tab/>leant<text:tab/><text:span text:style-name="T5">наклоняться, опираться</text:span></text:p>
        <text:p text:style-name="P14"/>
        <text:p text:style-name="P14"/>
        <text:p text:style-name="P14"/>
        <text:p text:style-name="P3">light<text:tab/>lit<text:tab/>lit</text:p>
        <text:p text:style-name="P3"><text:tab/>lighted<text:tab/>lighted<text:tab/>освещать</text:p>
        <text:p text:style-name="P1">lose<text:tab/>lost<text:tab/>lost<text:tab/>терять</text:p>
        <text:p text:style-name="P23">lend<text:tab/>lent<text:tab/>lent<text:tab/><text:span text:style-name="T5">занимать</text:span></text:p>
        <text:p text:style-name="P1">make<text:tab/>made<text:tab/>made<text:tab/>делать, производить, создавать</text:p>
        <text:p text:style-name="P1">mean<text:tab/>meant<text:tab/>meant<text:tab/>значить, иметь ввиду</text:p>
        <text:p text:style-name="P1">meet<text:tab/>met<text:tab/>met<text:tab/>встречать</text:p>
        <text:p text:style-name="P1">mistake<text:tab/>mistook<text:tab/>mistaken<text:tab/>ошибаться</text:p>
        <text:p text:style-name="P1">pay<text:tab/>paid<text:tab/>paid<text:tab/>платить</text:p>
        <text:p text:style-name="P1">put<text:tab/>put<text:tab/>put<text:tab/>класть, ставить, размещать</text:p>
        <text:p text:style-name="P8">pr<text:span text:style-name="T15">o</text:span>ve<text:tab/>proved<text:tab/>proven<text:tab/><text:span text:style-name="T5">Доказывать</text:span></text:p>
        <text:p text:style-name="P1">read<text:tab/>read<text:tab/>read<text:tab/>читать</text:p>
        <text:p text:style-name="P1">ring<text:tab/>rang<text:tab/>rung<text:tab/>звонить</text:p>
        <text:p text:style-name="P1">rise<text:tab/>rose<text:tab/>risen<text:tab/>подняться</text:p>
        <text:p text:style-name="P1">run<text:tab/>ran<text:tab/>run<text:tab/>бегать</text:p>
        <text:p text:style-name="P1">say<text:tab/>said<text:tab/>said<text:tab/>сказать, заявить</text:p>
        <text:p text:style-name="Standard"><text:span text:style-name="T9">see<text:tab/></text:span><text:span text:style-name="T10">saw</text:span><text:span text:style-name="T9"><text:tab/>seen<text:tab/>видеть</text:span></text:p>
        <text:p text:style-name="P1">sell<text:tab/>sold<text:tab/>sold<text:tab/>продавать</text:p>
        <text:p text:style-name="P1">send<text:tab/>sent<text:tab/>sent<text:tab/>посылать</text:p>
        <text:p text:style-name="P1">set<text:tab/>set<text:tab/>set<text:tab/>ставить, устанавливать</text:p>
        <text:p text:style-name="P1">shake<text:tab/>shook<text:tab/>shaken<text:tab/>трясти</text:p>
        <text:p text:style-name="P3">shine<text:tab/>shined<text:tab/>shined</text:p>
        <text:p text:style-name="P3"><text:tab/>shone<text:tab/>shone<text:tab/>светить, сиять, озарять</text:p>
        <text:p text:style-name="P1">shoot<text:tab/>shot<text:tab/>shot<text:tab/>стрелять, давать побеги</text:p>
        <text:p text:style-name="P3">show<text:tab/>showed<text:tab/>shown</text:p>
        <text:p text:style-name="P3"><text:tab/><text:tab/>showed<text:tab/>показывать, <text:span text:style-name="T18">демонстрировать</text:span></text:p>
        <text:p text:style-name="P1">shut<text:tab/>shut<text:tab/>shut<text:tab/>закрывать, запирать, затворять</text:p>
        <text:p text:style-name="P9">sink<text:tab/>sank<text:tab/>sunk<text:tab/><text:span text:style-name="T5">тонуть</text:span></text:p>
        <text:p text:style-name="P9"><text:tab/>sunk</text:p>
        <text:p text:style-name="P1">sing<text:tab/>sang<text:tab/>sung<text:tab/>петь</text:p>
        <text:p text:style-name="P1">sit<text:tab/>sat<text:tab/>sat<text:tab/>сидеть</text:p>
        <text:p text:style-name="P1">sleep<text:tab/>slept<text:tab/>slept<text:tab/>спать</text:p>
        <text:p text:style-name="P9">slide<text:tab/>slid<text:tab/>slid<text:tab/><text:span text:style-name="T5">скользить</text:span></text:p>
        <text:p text:style-name="P3">smell<text:tab/><text:span text:style-name="T1">smelled</text:span><text:tab/><text:span text:style-name="T1">smelled</text:span></text:p>
        <text:p text:style-name="P3"><text:tab/><text:span text:style-name="T1">smelt</text:span><text:tab/><text:span text:style-name="T1">smelt</text:span><text:tab/>пахнуть, нюхать</text:p>
        <text:p text:style-name="P1">speak<text:tab/>spoke<text:tab/>spoken<text:tab/>говорить</text:p>
        <text:p text:style-name="P1">spend<text:tab/>spent<text:tab/>spent<text:tab/>тратить, расходовать</text:p>
        <text:p text:style-name="P1">split<text:tab/>split<text:tab/>split<text:tab/><text:span text:style-name="T19">разделять, раскладывать, </text:span>расщеплять</text:p>
        <text:p text:style-name="P3">spoil<text:tab/><text:span text:style-name="T1">spoiled</text:span><text:tab/><text:span text:style-name="T1">spoiled</text:span></text:p>
        <text:p text:style-name="P3"><text:tab/><text:span text:style-name="T1">spoilt</text:span> <text:tab/><text:span text:style-name="T1">spoilt</text:span> <text:tab/>портить</text:p>
        <text:p text:style-name="P20">spill<text:tab/>spilt<text:tab/>spilt<text:tab/>проливать</text:p>
        <text:p text:style-name="P25">spell<text:tab/>spelt<text:tab/>spelt<text:tab/><text:span text:style-name="T5">произносить по буква</text:span><text:span text:style-name="T6">м</text:span></text:p>
        <text:p text:style-name="P1">spread<text:tab/>spread<text:tab/>spread<text:tab/>распространиться</text:p>
        <text:p text:style-name="P10">spring<text:tab/>sprang<text:tab/>sprung<text:tab/><text:span text:style-name="T5">прыгать</text:span></text:p>
        <text:p text:style-name="P1">stand<text:tab/>stood<text:tab/>stood<text:tab/>стоять</text:p>
        <text:p text:style-name="P10">sting<text:tab/>stung<text:tab/>stung<text:tab/><text:span text:style-name="T5">жалить</text:span></text:p>
        <text:p text:style-name="P11">stick<text:tab/>stuck<text:tab/>stuck<text:tab/><text:span text:style-name="T5">колоть</text:span></text:p>
        <text:p text:style-name="P1">steal<text:tab/>stole<text:tab/>stolen<text:tab/>воровать, красть</text:p>
        <text:p text:style-name="P1">swim<text:tab/>swam<text:tab/>swum<text:tab/>плавать, плыть</text:p>
        <text:p text:style-name="P12">sweep<text:tab/>swept <text:tab/>swept<text:tab/><text:span text:style-name="T5">выметать</text:span></text:p>
        <text:p text:style-name="P12">swell<text:tab/>swelled<text:tab/>swollen<text:tab/><text:span text:style-name="T5">разбухать</text:span></text:p>
        <text:p text:style-name="P15"><text:span text:style-name="T7">sew<text:tab/>sewed<text:tab/>sewn<text:tab/></text:span><text:span text:style-name="T8">шить</text:span></text:p>
        <text:p text:style-name="P8">sow<text:tab/>sowed<text:tab/>sovn<text:tab/><text:span text:style-name="T5">сеять</text:span></text:p>
        <text:p text:style-name="P1">take<text:tab/>took<text:tab/>taken<text:tab/>брать, взять</text:p>
        <text:p text:style-name="P4">tidy<text:tab/>tidied<text:tab/>tidied<text:tab/>прибираться,приводить в порядок</text:p>
        <text:p text:style-name="P1">teach<text:tab/>taught<text:tab/>taught<text:tab/>учить, обучать</text:p>
        <text:p text:style-name="P1">tear<text:tab/>tore<text:tab/>torn<text:tab/>рвать</text:p>
        <text:p text:style-name="P1">tell<text:tab/>told<text:tab/>told<text:tab/>рассказать</text:p>
        <text:p text:style-name="P1">think<text:tab/>thought<text:tab/>thought<text:tab/>думать</text:p>
        <text:p text:style-name="P1">throw<text:tab/>threw<text:tab/>thrown<text:tab/>бросить</text:p>
        <text:p text:style-name="P1">understand understood understood понимать, постигать</text:p>
        <text:p text:style-name="P3">wake<text:tab/>woke<text:tab/>woken</text:p>
        <text:p text:style-name="P3"><text:tab/>waked<text:tab/>waked<text:tab/>просыпаться</text:p>
        <text:p text:style-name="P1">wear<text:tab/><text:span text:style-name="T1">wore</text:span><text:tab/><text:span text:style-name="T1">worn</text:span><text:tab/>носить (одежду)</text:p>
        <text:p text:style-name="P1">win<text:tab/><text:span text:style-name="T1">won</text:span><text:tab/><text:span text:style-name="T1">won</text:span><text:tab/>победить, выиграть</text:p>
        <text:p text:style-name="P24">wind<text:tab/>wound<text:tab/>wound<text:tab/><text:span text:style-name="T5">извиняться</text:span></text:p>
        <text:p text:style-name="P1">write<text:tab/>wrote<text:tab/>written<text:tab/>писать</text:p>
        <text:p text:style-name="P13">weep<text:tab/>wept<text:tab/>wept<text:tab/><text:span text:style-name="T5">плакать</text:span></text:p>
        <text:p text:style-name="P13">wet<text:tab/>wet<text:tab/>wet<text:tab/><text:span text:style-name="T5">мочить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20:55:32.297302397</meta:creation-date>
    <dc:date>2023-05-18T10:06:10.310000000</dc:date>
    <meta:editing-duration>PT16H3M15S</meta:editing-duration>
    <meta:editing-cycles>37</meta:editing-cycles>
    <meta:generator>LibreOffice/6.4.4.2$Windows_X86_64 LibreOffice_project/3d775be2011f3886db32dfd395a6a6d1ca2630ff</meta:generator>
    <meta:print-date>2023-05-17T09:22:48.735000000</meta:print-date>
    <meta:document-statistic meta:table-count="0" meta:image-count="0" meta:object-count="0" meta:page-count="1" meta:paragraph-count="141" meta:word-count="601" meta:character-count="3903" meta:non-whitespace-character-count="3418"/>
  </office:meta>
</office:document-meta>
</file>